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258cm" fo:min-width="2.04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0.258cm" fo:min-width="2.04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0.258cm" fo:min-width="3.31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258cm" fo:min-width="3.31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 fo:min-height="0.258cm" fo:min-width="2.04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19cm" fo:min-width="0.933cm"/>
    </style:style>
    <style:style style:name="gr9" style:family="graphic" style:parent-style-name="standard">
      <style:graphic-properties draw:stroke="none" svg:stroke-color="#000000" draw:fill="none" draw:fill-color="#ffffff" fo:min-height="0.319cm" fo:min-width="0.933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ccccff"/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2.54cm" svg:height="0.508cm" svg:x="3.054cm" svg:y="5.08cm">
            <text:p text:style-name="P1"><text:span text:style-name="T1">3x3 convolu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2.54cm" svg:height="0.508cm" svg:x="5.842cm" svg:y="5.08cm">
            <text:p text:style-name="P1"><text:span text:style-name="T1">5x5 convolu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" draw:id="id2" draw:layer="layout" svg:width="2.54cm" svg:height="0.508cm" svg:x="0.254cm" svg:y="5.08cm">
            <text:p text:style-name="P1"><text:span text:style-name="T1">1x1 convolu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5" draw:id="id5" draw:layer="layout" svg:width="2.54cm" svg:height="0.508cm" svg:x="8.636cm" svg:y="5.08cm">
            <text:p text:style-name="P1"><text:span text:style-name="T1">3x3 max poo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4" xml:id="id1" draw:id="id1" draw:layer="layout" svg:width="3.81cm" svg:height="0.508cm" svg:x="3.81cm" svg:y="6.858cm">
          <text:p text:style-name="P1"><text:span text:style-name="T1">Module inpu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6.858cm" svg:x2="1.524cm" svg:y2="5.588cm" draw:start-shape="id1" draw:end-shape="id2" draw:end-glue-point="2" svg:d="M5715 6858v-635h-4191v-635" svg:viewBox="0 0 4192 1271">
          <text:p/>
        </draw:connector>
        <draw:connector draw:style-name="gr4" draw:text-style-name="P1" draw:layer="layout" svg:x1="5.715cm" svg:y1="6.858cm" svg:x2="4.324cm" svg:y2="5.588cm" draw:start-shape="id1" draw:start-glue-point="0" draw:end-shape="id3" draw:end-glue-point="2" svg:d="M5715 6858v-635h-1391v-635" svg:viewBox="0 0 1392 1271">
          <text:p/>
        </draw:connector>
        <draw:connector draw:style-name="gr4" draw:text-style-name="P1" draw:layer="layout" svg:x1="5.715cm" svg:y1="6.858cm" svg:x2="7.112cm" svg:y2="5.588cm" draw:start-shape="id1" draw:start-glue-point="0" draw:end-shape="id4" svg:d="M5715 6858v-635h1397v-635" svg:viewBox="0 0 1398 1271">
          <text:p/>
        </draw:connector>
        <draw:connector draw:style-name="gr4" draw:text-style-name="P1" draw:layer="layout" svg:x1="5.715cm" svg:y1="6.858cm" svg:x2="9.906cm" svg:y2="5.588cm" draw:start-shape="id1" draw:start-glue-point="0" draw:end-shape="id5" draw:end-glue-point="2" svg:d="M5715 6858v-635h4191v-635" svg:viewBox="0 0 4192 1271">
          <text:p/>
        </draw:connector>
        <draw:connector draw:style-name="gr4" draw:text-style-name="P1" draw:layer="layout" svg:x1="1.524cm" svg:y1="5.08cm" svg:x2="5.715cm" svg:y2="3.81cm" draw:start-shape="id2" draw:start-glue-point="0" draw:end-shape="id6" draw:end-glue-point="2" svg:d="M1524 5080v-635h4191v-635" svg:viewBox="0 0 4192 1271">
          <text:p/>
        </draw:connector>
        <draw:connector draw:style-name="gr4" draw:text-style-name="P1" draw:layer="layout" svg:x1="7.112cm" svg:y1="5.08cm" svg:x2="5.715cm" svg:y2="3.81cm" draw:start-shape="id4" draw:end-shape="id6" draw:end-glue-point="2" svg:d="M7112 5080v-635h-1397v-635" svg:viewBox="0 0 1398 1271">
          <text:p/>
        </draw:connector>
        <draw:connector draw:style-name="gr4" draw:text-style-name="P1" draw:layer="layout" svg:x1="9.906cm" svg:y1="5.08cm" svg:x2="5.715cm" svg:y2="3.81cm" draw:start-shape="id5" draw:end-shape="id6" draw:end-glue-point="2" svg:d="M9906 5080v-635h-4191v-635" svg:viewBox="0 0 4192 1271">
          <text:p/>
        </draw:connector>
        <draw:custom-shape draw:style-name="gr5" draw:text-style-name="P5" xml:id="id6" draw:id="id6" draw:layer="layout" svg:width="3.81cm" svg:height="0.508cm" svg:x="3.81cm" svg:y="3.302cm">
          <text:p text:style-name="P1"><text:span text:style-name="T1">Channel-wise concaten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1.016cm" svg:height="0.508cm" svg:x="5.207cm" svg:y="2.286cm">
          <text:p text:style-name="P1"><text:span text:style-name="T1">ReLU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3.302cm" svg:x2="5.715cm" svg:y2="2.794cm" draw:start-shape="id6" draw:start-glue-point="0" draw:end-shape="id7" draw:end-glue-point="2" svg:d="M5715 3302v-508" svg:viewBox="0 0 1 509">
          <text:p/>
        </draw:connector>
        <draw:connector draw:style-name="gr4" draw:text-style-name="P1" draw:layer="layout" svg:x1="4.324cm" svg:y1="5.08cm" svg:x2="5.715cm" svg:y2="3.81cm" draw:start-shape="id3" draw:start-glue-point="0" draw:end-shape="id6" draw:end-glue-point="2" svg:d="M4324 5080v-635h1391v-635" svg:viewBox="0 0 1392 1271">
          <text:p/>
        </draw:connector>
        <draw:custom-shape draw:style-name="gr7" draw:text-style-name="P7" xml:id="id8" draw:id="id8" draw:layer="layout" svg:width="2.54cm" svg:height="0.508cm" svg:x="4.445cm" svg:y="1.27cm">
          <text:p text:style-name="P1"><text:span text:style-name="T1">1x1 convolution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2.286cm" svg:x2="5.715cm" svg:y2="1.778cm" draw:start-shape="id7" draw:start-glue-point="0" draw:end-shape="id8" draw:end-glue-point="2" svg:d="M5715 2286v-508" svg:viewBox="0 0 1 509">
          <text:p/>
        </draw:connector>
        <draw:frame draw:style-name="gr8" draw:text-style-name="P9" draw:layer="layout" svg:width="1.463cm" svg:height="0.569cm" svg:x="5.534cm" svg:y="6.359cm">
          <draw:text-box>
            <text:p text:style-name="P8"><text:span text:style-name="T1">WxHxD</text:span></text:p>
          </draw:text-box>
        </draw:frame>
        <draw:frame draw:style-name="gr9" draw:text-style-name="P9" draw:layer="layout" svg:width="1.433cm" svg:height="0.569cm" svg:x="1.349cm" svg:y="4.559cm">
          <draw:text-box>
            <text:p text:style-name="P8"><text:span text:style-name="T1">WxHxF</text:span></text:p>
          </draw:text-box>
        </draw:frame>
        <draw:frame draw:style-name="gr9" draw:text-style-name="P9" draw:layer="layout" svg:width="1.433cm" svg:height="0.569cm" svg:x="4.15cm" svg:y="4.56cm">
          <draw:text-box>
            <text:p text:style-name="P8"><text:span text:style-name="T1">WxHxF</text:span></text:p>
          </draw:text-box>
        </draw:frame>
        <draw:frame draw:style-name="gr9" draw:text-style-name="P9" draw:layer="layout" svg:width="1.433cm" svg:height="0.569cm" svg:x="6.951cm" svg:y="4.561cm">
          <draw:text-box>
            <text:p text:style-name="P8"><text:span text:style-name="T1">WxHxF</text:span></text:p>
          </draw:text-box>
        </draw:frame>
        <draw:frame draw:style-name="gr9" draw:text-style-name="P9" draw:layer="layout" svg:width="1.433cm" svg:height="0.569cm" svg:x="9.752cm" svg:y="4.562cm">
          <draw:text-box>
            <text:p text:style-name="P8"><text:span text:style-name="T1">WxHxF</text:span></text:p>
          </draw:text-box>
        </draw:frame>
        <draw:custom-shape draw:style-name="gr3" draw:text-style-name="P4" xml:id="id9" draw:id="id9" draw:layer="layout" svg:width="3.81cm" svg:height="0.508cm" svg:x="3.81cm" svg:y="0.254cm">
          <text:p text:style-name="P1"><text:span text:style-name="T1">Module outpu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1.27cm" svg:x2="5.715cm" svg:y2="0.762cm" draw:start-shape="id8" draw:start-glue-point="0" draw:end-shape="id9" draw:end-glue-point="2" svg:d="M5715 1270v-508" svg:viewBox="0 0 1 509">
          <text:p/>
        </draw:connector>
        <draw:frame draw:style-name="gr8" draw:text-style-name="P9" draw:layer="layout" svg:width="1.59cm" svg:height="0.569cm" svg:x="5.674cm" svg:y="2.762cm">
          <draw:text-box>
            <text:p text:style-name="P8"><text:span text:style-name="T1">WxHx4F</text:span></text:p>
          </draw:text-box>
        </draw:frame>
        <draw:frame draw:style-name="gr8" draw:text-style-name="P9" draw:layer="layout" svg:width="1.433cm" svg:height="0.569cm" svg:x="5.652cm" svg:y="0.763cm">
          <draw:text-box>
            <text:p text:style-name="P8"><text:span text:style-name="T1">WxHx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1-26T16:45:37.664691653</dc:date>
    <meta:editing-duration>PT9M</meta:editing-duration>
    <meta:editing-cycles>4</meta:editing-cycles>
    <meta:generator>LibreOffice/5.2.2.2$Linux_X86_64 LibreOffice_project/20m0$Build-2</meta:generator>
    <meta:document-statistic meta:object-count="28"/>
  </office:meta>
</office:document-meta>
</file>